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Linux Libertine" fo:font-size="12pt" fo:letter-spacing="normal" fo:font-style="normal" fo:font-weight="normal" officeooo:rsid="000559a6" officeooo:paragraph-rsid="000559a6" style:font-size-asian="12pt" style:font-size-complex="12pt"/>
    </style:style>
    <style:style style:name="P2" style:family="paragraph" style:parent-style-name="Standard">
      <style:text-properties officeooo:rsid="000559a6" officeooo:paragraph-rsid="000559a6"/>
    </style:style>
    <style:style style:name="P3" style:family="paragraph" style:parent-style-name="Text_20_body">
      <style:text-properties fo:font-variant="normal" fo:text-transform="none" fo:color="#000000" loext:opacity="100%" style:font-name="Linux Libertine" fo:font-size="12pt" fo:letter-spacing="normal" fo:font-style="normal" fo:font-weight="normal" officeooo:rsid="000559a6" officeooo:paragraph-rsid="000559a6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firstHeading"/>Instituto Federal de Educação, Ciência e Tecnologia do Ceará</text:h>
      <text:p text:style-name="P3"/>
      <text:p text:style-name="P3"/>
      <text:p text:style-name="P3"/>
      <text:p text:style-name="P3">Nom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itulo</text:p>
      <text:p text:style-name="P3">subtitu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ortaleza – CE</text:p>
      <text:p text:style-name="P3">2023</text:p>
      <text:p text:style-name="P2"/>
      <text:p text:style-name="Standard">As perguntas a serem respondidas s˜ao as seguintes: dado a base de imagens utilizada neste trabalho, com quantos n´ıveis de quantiza¸c˜ao N (8 ou 16) a SCM apresenta os melhores resultados? E qual o impacto de se utilizar o filtro da m´edia com janela 3x3, 5x5 e 7x7?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8T08:51:07.126000000</meta:creation-date>
    <meta:generator>LibreOffice/7.3.3.2$Windows_X86_64 LibreOffice_project/d1d0ea68f081ee2800a922cac8f79445e4603348</meta:generator>
    <dc:date>2023-12-08T09:05:54.683000000</dc:date>
    <meta:editing-duration>PT14M47S</meta:editing-duration>
    <meta:editing-cycles>2</meta:editing-cycles>
    <meta:document-statistic meta:table-count="0" meta:image-count="0" meta:object-count="0" meta:page-count="2" meta:paragraph-count="7" meta:word-count="63" meta:character-count="365" meta:non-whitespace-character-count="307"/>
  </office:meta>
</office:document-meta>
</file>